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fb3" officeooo:paragraph-rsid="001fcf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alquiera que sea la organización especifica de un ser vivo unicelular o pluricelular, procariota o eucariota en sus celulas no puede faltar la membrana celular. La membrana celular es la estructura que separa el liquido intracelular (LIC) del extracelular (LEC). Ella esta formada por dos compuestos organicos: los fosfolipidos y las protein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3:10:44.607306416</meta:creation-date>
    <dc:date>2015-10-18T13:20:59.286569313</dc:date>
    <meta:editing-duration>PT10M16S</meta:editing-duration>
    <meta:editing-cycles>1</meta:editing-cycles>
    <meta:document-statistic meta:table-count="0" meta:image-count="0" meta:object-count="0" meta:page-count="1" meta:paragraph-count="1" meta:word-count="52" meta:character-count="345" meta:non-whitespace-character-count="294"/>
    <meta:generator>LibreOffice/5.0.2.2$Linux_X86_64 LibreOffice_project/00m0$Build-2</meta:generator>
  </office:meta>
</office:document-meta>
</file>